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4.42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46.2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Descrição</text:p>
          </table:table-cell>
          <table:table-cell table:style-name="ce1" office:value-type="string" calcext:value-type="string">
            <text:p>quantidade</text:p>
          </table:table-cell>
          <table:table-cell table:style-name="ce1"/>
          <table:table-cell table:style-name="ce3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UBO CRIOGENICO EM PP GRAD. 2ml ROSCA EXT.12X45m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RTA LAMINAS EM PP TIPO FRASCO (3 LAMINAS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INCA HISTOLOGICA (ANATOMICA PONTA FINA) 16C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INÇA PARA DISSECÇÃO ANATOMICA 16c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PINÇA PARA DISSECÇÃO ANATOMICA 30c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ANDEJA EM PP 450X280X77mm 7l REF.44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16:45:57.3569646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13:10.891403390</meta:creation-date>
    <dc:date>2019-05-23T16:46:37.049868074</dc:date>
    <meta:editing-duration>PT15M44S</meta:editing-duration>
    <meta:editing-cycles>3</meta:editing-cycles>
    <meta:generator>LibreOffice/6.0.7.3$Linux_X86_64 LibreOffice_project/00m0$Build-3</meta:generator>
    <meta:document-statistic meta:table-count="1" meta:cell-count="21" meta:object-count="0"/>
  </office:meta>
</office:document-meta>
</file>